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19bc3" officeooo:paragraph-rsid="00119bc3" style:font-weight-asian="bold" style:font-weight-complex="bold"/>
    </style:style>
    <style:style style:name="P3" style:family="paragraph" style:parent-style-name="Standard">
      <style:text-properties fo:font-weight="bold" officeooo:paragraph-rsid="001559d4" style:font-weight-asian="bold" style:font-weight-complex="bold"/>
    </style:style>
    <style:style style:name="P4" style:family="paragraph" style:parent-style-name="Standard" style:list-style-name="L1"/>
    <style:style style:name="P5" style:family="paragraph" style:parent-style-name="Standard" style:list-style-name="L1">
      <style:text-properties officeooo:paragraph-rsid="00119bc3"/>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text-properties fo:font-variant="normal" fo:text-transform="none" fo:color="#374151" loext:opacity="100%" style:font-name="S hne" fo:font-size="12pt" fo:letter-spacing="normal" fo:font-style="normal" fo:font-weight="normal" officeooo:paragraph-rsid="00119bc3" style:font-size-asian="12pt" style:font-size-complex="12pt"/>
    </style:style>
    <style:style style:name="P10" style:family="paragraph" style:parent-style-name="Standard">
      <style:text-properties fo:font-size="12pt" style:font-size-asian="12pt" style:font-size-complex="12pt"/>
    </style:style>
    <style:style style:name="P11" style:family="paragraph" style:parent-style-name="Standard">
      <style:text-properties officeooo:paragraph-rsid="001559d4"/>
    </style:style>
    <style:style style:name="P12" style:family="paragraph" style:parent-style-name="Standard">
      <style:text-properties fo:font-weight="normal" officeooo:paragraph-rsid="001559d4" style:font-weight-asian="normal" style:font-weight-complex="normal"/>
    </style:style>
    <style:style style:name="P13" style:family="paragraph" style:parent-style-name="Text_20_body">
      <style:paragraph-properties fo:padding="0.049cm" fo:border="0.06pt solid #d9d9e3"/>
      <style:text-properties fo:font-size="12pt" style:font-size-asian="12pt" style:font-size-complex="12pt"/>
    </style:style>
    <style:style style:name="T1" style:family="text">
      <style:text-properties fo:font-weight="bold" officeooo:rsid="00119bc3" style:font-weight-asian="bold" style:font-weight-complex="bold"/>
    </style:style>
    <style:style style:name="T2" style:family="text">
      <style:text-properties officeooo:rsid="001559d4"/>
    </style:style>
    <style:style style:name="T3" style:family="text">
      <style:text-properties fo:font-size="12pt" style:font-size-asian="12pt" style:font-size-complex="12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ored Procedure</text:p>
      <text:p text:style-name="P9">Stored Procedure (Depolama Prosedürü) bir veritabanı nesnesidir ve içinde bir dizi SQL ifadesini barındıran ve veritabanında saklanan bir kod bloğudur. Stored Procedure, tek seferde çalıştırılabilir, tekrar kullanılabilir ve çağrılabilir özelliklere sahiptir. Genellikle karmaşık iş mantığı ve veritabanı işlemlerini gerçekleştirmek için kullanılır. Birden çok SQL sorgusu ve mantıksal ifade içerebilir. Stored Procedure'lar, sorguların veritabanında önceden derlenip optimize edilmesine olanak tanıyarak performans avantajı sağlayabilir. Ayrıca, doğru izinlerle çalıştırılabilir ve yetkisiz kullanıcıların doğrudan sorgu çalıştırmasını engelleyerek güvenlik ve erişim kontrolü sağlar. Stored Procedure'ların merkezi bir yerde saklanması ve yönetilmesi kolaylaşır.</text:p>
      <text:p text:style-name="Standard"/>
      <text:p text:style-name="P11"><text:span text:style-name="T1">Trigger</text:span></text:p>
      <text:p text:style-name="P11"><text:span text:style-name="T3">Trigger (Tetikleyici), belirli bir olayın gerçekleşmesi durumunda otomatik olarak tetiklenen bir veritabanı nesnesidir. INSERT, UPDATE, DELETE gibi işlemlerden önce veya sonra tetiklenebilir. Trigger, bir veya birden çok SQL ifadesini içerebilir. Veri bütünlüğünü ve kural uyumluluğunu sağlamak için kullanılır. Veritabanı işlemleriyle ilgili karmaşık iş mantığını gerçekleştirebilir. Örneğin, bir tabloya yapılan bir ekleme işlemi sonrasında diğer tablolarda ilgili güncellemelerin otomatik olarak yapılmasını sağlayabilir. Trigger'lar dikkatli bir şekilde kullanılmalıdır, yanlış yapılandırıldığında performans sorunlarına veya istenmeyen döngülere yol açabilir.</text:span></text:p>
      <text:p text:style-name="P11"><text:span text:style-name="T3"/></text:p>
      <text:p text:style-name="P13">Stored Procedure ve Trigger'ların olumlu etkileri şunlardır: Veritabanı işlemlerinin daha etkili ve performanslı olmasını sağlar. Karmaşık iş mantığını kolaylaştırır ve merkezi bir yerde yönetimi sağlar. Ayrıca güvenlik ve veri bütünlüğü konularında destek sunar ve tekrar kullanılabilirlik ile kodun yeniden kullanımını artırır.</text:p>
      <text:p text:style-name="P13">Ancak, Stored Procedure ve Trigger'ların olumsuz etkileri de vardır. Karmaşık iş mantığı ve mantıksal bağımlılıkların artması nedeniyle bakım ve yönetim zorlaşabilir. Yanlış yapılandırma veya hatalı kullanım durumunda performans sorunlarına veya yanlış sonuçlara neden olabilirler. Ayrıca, uygun izinler ve güvenlik kontrolleri sağlanmadığında güvenlik açıklarına neden olabilirler. Bu nedenle, Stored Procedure ve Trigger'ların dikkatli bir şekilde tasarlanması ve kullanılması önemlidir.</text:p>
      <text:p text:style-name="P10"/>
      <text:p text:style-name="Standard"/>
      <text:p text:style-name="P3">Ö<text:span text:style-name="T2">rnek kod:</text:span></text:p>
      <text:p text:style-name="P3"/>
      <text:p text:style-name="P12"/>
      <text:p text:style-name="P12"/>
      <text:p text:style-name="P12">---</text:p>
      <text:p text:style-name="P12"/>
      <text:p text:style-name="P12">CREATE PROCEDURE GetEmployeeDetails</text:p>
      <text:p text:style-name="P12"><text:s text:c="4"/>@EmployeeID INT</text:p>
      <text:p text:style-name="P12">AS</text:p>
      <text:p text:style-name="P12">BEGIN</text:p>
      <text:p text:style-name="P12"><text:s text:c="4"/>SELECT EmployeeName, Department, Salary</text:p>
      <text:p text:style-name="P12"><text:s text:c="4"/>FROM Employees</text:p>
      <text:p text:style-name="P12"><text:s text:c="4"/>WHERE EmployeeID = @EmployeeID</text:p>
      <text:p text:style-name="P12"><text:soft-page-break/>END</text:p>
      <text:p text:style-name="P12"/>
      <text:p text:style-name="P12">---</text:p>
      <text:p text:style-name="P12"/>
      <text:p text:style-name="P12"/>
      <text:p text:style-name="P12">---</text:p>
      <text:p text:style-name="P12"/>
      <text:p text:style-name="P12">CREATE TRIGGER UpdateStockQuantity</text:p>
      <text:p text:style-name="P12">ON Orders</text:p>
      <text:p text:style-name="P12">AFTER INSERT</text:p>
      <text:p text:style-name="P12">AS</text:p>
      <text:p text:style-name="P12">BEGIN</text:p>
      <text:p text:style-name="P12"><text:s text:c="4"/>-- Yeni siparişlerin toplam stoğu güncelle</text:p>
      <text:p text:style-name="P12"><text:s text:c="4"/>UPDATE Products</text:p>
      <text:p text:style-name="P12"><text:s text:c="4"/>SET StockQuantity = StockQuantity - i.Quantity</text:p>
      <text:p text:style-name="P12"><text:s text:c="4"/>FROM inserted i</text:p>
      <text:p text:style-name="P12"><text:s text:c="4"/>WHERE Products.ProductID = i.ProductID</text:p>
      <text:p text:style-name="P12">END</text:p>
      <text:p text:style-name="P12"/>
      <text:p text:style-name="P12">---</text:p>
      <text:p text:style-name="P12"/>
      <text:p text:style-name="P12"/>
      <text:p text:style-name="P12">import mysql.connector</text:p>
      <text:p text:style-name="P12"/>
      <text:p text:style-name="P12">connection = mysql.connector.connect(</text:p>
      <text:p text:style-name="P12"><text:s text:c="4"/>host="localhost",</text:p>
      <text:p text:style-name="P12"><text:s text:c="4"/>user="username",</text:p>
      <text:p text:style-name="P12"><text:s text:c="4"/>password="password",</text:p>
      <text:p text:style-name="P12"><text:s text:c="4"/>database="database_name"</text:p>
      <text:p text:style-name="P12">)</text:p>
      <text:p text:style-name="P12"/>
      <text:p text:style-name="P12"/>
      <text:p text:style-name="P12">cursor = connection.cursor()</text:p>
      <text:p text:style-name="P12"/>
      <text:p text:style-name="P12">cursor.callproc("sp_procedure_name", args)</text:p>
      <text:p text:style-name="P12"/>
      <text:p text:style-name="P12">results = cursor.stored_results()</text:p>
      <text:p text:style-name="P12">for result in results:</text:p>
      <text:p text:style-name="P12"><text:s text:c="4"/>for row in result:</text:p>
      <text:p text:style-name="P12"><text:s text:c="2"/></text:p>
      <text:p text:style-name="P12"/>
      <text:p text:style-name="P12"/>
      <text:p text:style-name="P12">cursor.close()</text:p>
      <text:p text:style-name="P12">connection.clo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1T22:04:39.613274403</meta:creation-date>
    <dc:date>2023-06-01T23:07:12.991483006</dc:date>
    <meta:editing-duration>PT10M41S</meta:editing-duration>
    <meta:editing-cycles>3</meta:editing-cycles>
    <meta:generator>LibreOffice/7.5.1.2$MacOSX_AARCH64 LibreOffice_project/fcbaee479e84c6cd81291587d2ee68cba099e129</meta:generator>
    <meta:document-statistic meta:table-count="0" meta:image-count="0" meta:object-count="0" meta:page-count="2" meta:paragraph-count="45" meta:word-count="347" meta:character-count="3025" meta:non-whitespace-character-count="2664"/>
  </office:meta>
</office:document-meta>
</file>